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05pt"/>
    </style:style>
    <style:style style:name="co2" style:family="table-column">
      <style:table-column-properties fo:break-before="auto" style:column-width="37.45pt"/>
    </style:style>
    <style:style style:name="co3" style:family="table-column">
      <style:table-column-properties fo:break-before="auto" style:column-width="79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vg_sum" table:style-name="ta1">
        <table:shapes>
          <draw:frame draw:z-index="0" draw:style-name="gr1" draw:text-style-name="P1" svg:width="453.51pt" svg:height="255.09pt" svg:x="290.15pt" svg:y="2.83pt">
            <loext:p draw:notify-on-update-of-ranges="avg_sum.C1:avg_sum.C100 avg_sum.D1:avg_sum.D100 avg_sum.C1:avg_sum.C100 avg_sum.E1:avg_sum.E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068" calcext:value-type="float">
            <text:p>4068</text:p>
          </table:table-cell>
          <table:table-cell office:value-type="float" office:value="3.000009896" calcext:value-type="float">
            <text:p>3.000009896</text:p>
          </table:table-cell>
          <table:table-cell office:value-type="float" office:value="9.404509262499" calcext:value-type="float">
            <text:p>9.40450926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532" calcext:value-type="float">
            <text:p>4532</text:p>
          </table:table-cell>
          <table:table-cell office:value-type="float" office:value="6.000009896" calcext:value-type="float">
            <text:p>6.000009896</text:p>
          </table:table-cell>
          <table:table-cell office:value-type="float" office:value="10.144648969828" calcext:value-type="float">
            <text:p>10.144648969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996" calcext:value-type="float">
            <text:p>4996</text:p>
          </table:table-cell>
          <table:table-cell office:value-type="float" office:value="9.000009896" calcext:value-type="float">
            <text:p>9.000009896</text:p>
          </table:table-cell>
          <table:table-cell office:value-type="float" office:value="9.6610540404047" calcext:value-type="float">
            <text:p>9.66105404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460" calcext:value-type="float">
            <text:p>5460</text:p>
          </table:table-cell>
          <table:table-cell office:value-type="float" office:value="12.000009896" calcext:value-type="float">
            <text:p>12.000009896</text:p>
          </table:table-cell>
          <table:table-cell office:value-type="float" office:value="10.452902878349" calcext:value-type="float">
            <text:p>10.45290287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924" calcext:value-type="float">
            <text:p>5924</text:p>
          </table:table-cell>
          <table:table-cell office:value-type="float" office:value="15.000009896" calcext:value-type="float">
            <text:p>15.000009896</text:p>
          </table:table-cell>
          <table:table-cell office:value-type="float" office:value="11.303052675648" calcext:value-type="float">
            <text:p>11.30305267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388" calcext:value-type="float">
            <text:p>6388</text:p>
          </table:table-cell>
          <table:table-cell office:value-type="float" office:value="18.000009896" calcext:value-type="float">
            <text:p>18.000009896</text:p>
          </table:table-cell>
          <table:table-cell office:value-type="float" office:value="10.726851870105" calcext:value-type="float">
            <text:p>10.72685187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852" calcext:value-type="float">
            <text:p>6852</text:p>
          </table:table-cell>
          <table:table-cell office:value-type="float" office:value="21.000009896" calcext:value-type="float">
            <text:p>21.000009896</text:p>
          </table:table-cell>
          <table:table-cell office:value-type="float" office:value="10.434521734263" calcext:value-type="float">
            <text:p>10.43452173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7316" calcext:value-type="float">
            <text:p>7316</text:p>
          </table:table-cell>
          <table:table-cell office:value-type="float" office:value="24.000009896" calcext:value-type="float">
            <text:p>24.000009896</text:p>
          </table:table-cell>
          <table:table-cell office:value-type="float" office:value="9.9031056370602" calcext:value-type="float">
            <text:p>9.903105637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7780" calcext:value-type="float">
            <text:p>7780</text:p>
          </table:table-cell>
          <table:table-cell office:value-type="float" office:value="27.000009896" calcext:value-type="float">
            <text:p>27.000009896</text:p>
          </table:table-cell>
          <table:table-cell office:value-type="float" office:value="9.7880851258402" calcext:value-type="float">
            <text:p>9.788085125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8244" calcext:value-type="float">
            <text:p>8244</text:p>
          </table:table-cell>
          <table:table-cell office:value-type="float" office:value="30.000009896" calcext:value-type="float">
            <text:p>30.000009896</text:p>
          </table:table-cell>
          <table:table-cell office:value-type="float" office:value="10.154041866995" calcext:value-type="float">
            <text:p>10.15404186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8708" calcext:value-type="float">
            <text:p>8708</text:p>
          </table:table-cell>
          <table:table-cell office:value-type="float" office:value="33.000009896" calcext:value-type="float">
            <text:p>33.000009896</text:p>
          </table:table-cell>
          <table:table-cell office:value-type="float" office:value="9.6678959364933" calcext:value-type="float">
            <text:p>9.667895936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9172" calcext:value-type="float">
            <text:p>9172</text:p>
          </table:table-cell>
          <table:table-cell office:value-type="float" office:value="36.000009896" calcext:value-type="float">
            <text:p>36.000009896</text:p>
          </table:table-cell>
          <table:table-cell office:value-type="float" office:value="9.0552249295531" calcext:value-type="float">
            <text:p>9.05522492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9636" calcext:value-type="float">
            <text:p>9636</text:p>
          </table:table-cell>
          <table:table-cell office:value-type="float" office:value="39.000009896" calcext:value-type="float">
            <text:p>39.000009896</text:p>
          </table:table-cell>
          <table:table-cell office:value-type="float" office:value="9.3835033972174" calcext:value-type="float">
            <text:p>9.38350339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0100" calcext:value-type="float">
            <text:p>10100</text:p>
          </table:table-cell>
          <table:table-cell office:value-type="float" office:value="42.000009896" calcext:value-type="float">
            <text:p>42.000009896</text:p>
          </table:table-cell>
          <table:table-cell office:value-type="float" office:value="9.0517465663497" calcext:value-type="float">
            <text:p>9.05174656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0564" calcext:value-type="float">
            <text:p>10564</text:p>
          </table:table-cell>
          <table:table-cell office:value-type="float" office:value="45.000009896" calcext:value-type="float">
            <text:p>45.000009896</text:p>
          </table:table-cell>
          <table:table-cell office:value-type="float" office:value="9.7973656620245" calcext:value-type="float">
            <text:p>9.79736566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1028" calcext:value-type="float">
            <text:p>11028</text:p>
          </table:table-cell>
          <table:table-cell office:value-type="float" office:value="48.000009896" calcext:value-type="float">
            <text:p>48.000009896</text:p>
          </table:table-cell>
          <table:table-cell office:value-type="float" office:value="10.989203749458" calcext:value-type="float">
            <text:p>10.98920374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1492" calcext:value-type="float">
            <text:p>11492</text:p>
          </table:table-cell>
          <table:table-cell office:value-type="float" office:value="51.000009896" calcext:value-type="float">
            <text:p>51.000009896</text:p>
          </table:table-cell>
          <table:table-cell office:value-type="float" office:value="8.9190751717596" calcext:value-type="float">
            <text:p>8.91907517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1956" calcext:value-type="float">
            <text:p>11956</text:p>
          </table:table-cell>
          <table:table-cell office:value-type="float" office:value="54.000009896" calcext:value-type="float">
            <text:p>54.000009896</text:p>
          </table:table-cell>
          <table:table-cell office:value-type="float" office:value="8.9014796833206" calcext:value-type="float">
            <text:p>8.90147968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2420" calcext:value-type="float">
            <text:p>12420</text:p>
          </table:table-cell>
          <table:table-cell office:value-type="float" office:value="57.000009896" calcext:value-type="float">
            <text:p>57.000009896</text:p>
          </table:table-cell>
          <table:table-cell office:value-type="float" office:value="8.4046788917673" calcext:value-type="float">
            <text:p>8.4046788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2885" calcext:value-type="float">
            <text:p>12885</text:p>
          </table:table-cell>
          <table:table-cell office:value-type="float" office:value="60.000009896" calcext:value-type="float">
            <text:p>60.000009896</text:p>
          </table:table-cell>
          <table:table-cell office:value-type="float" office:value="9.7118680378431" calcext:value-type="float">
            <text:p>9.711868037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3349" calcext:value-type="float">
            <text:p>13349</text:p>
          </table:table-cell>
          <table:table-cell office:value-type="float" office:value="63.000009896" calcext:value-type="float">
            <text:p>63.000009896</text:p>
          </table:table-cell>
          <table:table-cell office:value-type="float" office:value="9.3394279812595" calcext:value-type="float">
            <text:p>9.33942798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3813" calcext:value-type="float">
            <text:p>13813</text:p>
          </table:table-cell>
          <table:table-cell office:value-type="float" office:value="66.000009896" calcext:value-type="float">
            <text:p>66.000009896</text:p>
          </table:table-cell>
          <table:table-cell office:value-type="float" office:value="11.058196867167" calcext:value-type="float">
            <text:p>11.05819686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277" calcext:value-type="float">
            <text:p>14277</text:p>
          </table:table-cell>
          <table:table-cell office:value-type="float" office:value="69.000009896" calcext:value-type="float">
            <text:p>69.000009896</text:p>
          </table:table-cell>
          <table:table-cell office:value-type="float" office:value="9.9100122888572" calcext:value-type="float">
            <text:p>9.910012288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741" calcext:value-type="float">
            <text:p>14741</text:p>
          </table:table-cell>
          <table:table-cell office:value-type="float" office:value="72.000009896" calcext:value-type="float">
            <text:p>72.000009896</text:p>
          </table:table-cell>
          <table:table-cell office:value-type="float" office:value="9.9357969737177" calcext:value-type="float">
            <text:p>9.93579697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5205" calcext:value-type="float">
            <text:p>15205</text:p>
          </table:table-cell>
          <table:table-cell office:value-type="float" office:value="75.000009896" calcext:value-type="float">
            <text:p>75.000009896</text:p>
          </table:table-cell>
          <table:table-cell office:value-type="float" office:value="9.7012320780773" calcext:value-type="float">
            <text:p>9.701232078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5669" calcext:value-type="float">
            <text:p>15669</text:p>
          </table:table-cell>
          <table:table-cell office:value-type="float" office:value="78.000009896" calcext:value-type="float">
            <text:p>78.000009896</text:p>
          </table:table-cell>
          <table:table-cell office:value-type="float" office:value="10.048425759351" calcext:value-type="float">
            <text:p>10.048425759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6133" calcext:value-type="float">
            <text:p>16133</text:p>
          </table:table-cell>
          <table:table-cell office:value-type="float" office:value="81.000009896" calcext:value-type="float">
            <text:p>81.000009896</text:p>
          </table:table-cell>
          <table:table-cell office:value-type="float" office:value="9.6323787936457" calcext:value-type="float">
            <text:p>9.63237879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6597" calcext:value-type="float">
            <text:p>16597</text:p>
          </table:table-cell>
          <table:table-cell office:value-type="float" office:value="84.000009896" calcext:value-type="float">
            <text:p>84.000009896</text:p>
          </table:table-cell>
          <table:table-cell office:value-type="float" office:value="10.424488500581" calcext:value-type="float">
            <text:p>10.42448850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7061" calcext:value-type="float">
            <text:p>17061</text:p>
          </table:table-cell>
          <table:table-cell office:value-type="float" office:value="87.000009896" calcext:value-type="float">
            <text:p>87.000009896</text:p>
          </table:table-cell>
          <table:table-cell office:value-type="float" office:value="10.11641481966" calcext:value-type="float">
            <text:p>10.116414819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8543" calcext:value-type="float">
            <text:p>18543</text:p>
          </table:table-cell>
          <table:table-cell office:value-type="float" office:value="90.000009896" calcext:value-type="float">
            <text:p>90.000009896</text:p>
          </table:table-cell>
          <table:table-cell office:value-type="float" office:value="9.2887238235839" calcext:value-type="float">
            <text:p>9.28872382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9009" calcext:value-type="float">
            <text:p>19009</text:p>
          </table:table-cell>
          <table:table-cell office:value-type="float" office:value="93.000009896" calcext:value-type="float">
            <text:p>93.000009896</text:p>
          </table:table-cell>
          <table:table-cell office:value-type="float" office:value="10.461336648524" calcext:value-type="float">
            <text:p>10.461336648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9473" calcext:value-type="float">
            <text:p>19473</text:p>
          </table:table-cell>
          <table:table-cell office:value-type="float" office:value="96.000009896" calcext:value-type="float">
            <text:p>96.000009896</text:p>
          </table:table-cell>
          <table:table-cell office:value-type="float" office:value="11.072874506203" calcext:value-type="float">
            <text:p>11.072874506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9937" calcext:value-type="float">
            <text:p>19937</text:p>
          </table:table-cell>
          <table:table-cell office:value-type="float" office:value="99.000009896" calcext:value-type="float">
            <text:p>99.000009896</text:p>
          </table:table-cell>
          <table:table-cell office:value-type="float" office:value="9.380542810073" calcext:value-type="float">
            <text:p>9.3805428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0401" calcext:value-type="float">
            <text:p>20401</text:p>
          </table:table-cell>
          <table:table-cell office:value-type="float" office:value="102.000009896" calcext:value-type="float">
            <text:p>102.000009896</text:p>
          </table:table-cell>
          <table:table-cell office:value-type="float" office:value="9.8549634036954" calcext:value-type="float">
            <text:p>9.85496340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0865" calcext:value-type="float">
            <text:p>20865</text:p>
          </table:table-cell>
          <table:table-cell office:value-type="float" office:value="105.000009896" calcext:value-type="float">
            <text:p>105.000009896</text:p>
          </table:table-cell>
          <table:table-cell office:value-type="float" office:value="10.068079336816" calcext:value-type="float">
            <text:p>10.06807933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1329" calcext:value-type="float">
            <text:p>21329</text:p>
          </table:table-cell>
          <table:table-cell office:value-type="float" office:value="108.000009896" calcext:value-type="float">
            <text:p>108.000009896</text:p>
          </table:table-cell>
          <table:table-cell office:value-type="float" office:value="9.6772111583949" calcext:value-type="float">
            <text:p>9.677211158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1793" calcext:value-type="float">
            <text:p>21793</text:p>
          </table:table-cell>
          <table:table-cell office:value-type="float" office:value="111.000009896" calcext:value-type="float">
            <text:p>111.000009896</text:p>
          </table:table-cell>
          <table:table-cell office:value-type="float" office:value="9.6598300151806" calcext:value-type="float">
            <text:p>9.65983001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2257" calcext:value-type="float">
            <text:p>22257</text:p>
          </table:table-cell>
          <table:table-cell office:value-type="float" office:value="114.000009896" calcext:value-type="float">
            <text:p>114.000009896</text:p>
          </table:table-cell>
          <table:table-cell office:value-type="float" office:value="9.2813128990975" calcext:value-type="float">
            <text:p>9.281312899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2721" calcext:value-type="float">
            <text:p>22721</text:p>
          </table:table-cell>
          <table:table-cell office:value-type="float" office:value="117.000009896" calcext:value-type="float">
            <text:p>117.000009896</text:p>
          </table:table-cell>
          <table:table-cell office:value-type="float" office:value="10.867399589893" calcext:value-type="float">
            <text:p>10.867399589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3185" calcext:value-type="float">
            <text:p>23185</text:p>
          </table:table-cell>
          <table:table-cell office:value-type="float" office:value="120.000009896" calcext:value-type="float">
            <text:p>120.000009896</text:p>
          </table:table-cell>
          <table:table-cell office:value-type="float" office:value="10.382189711626" calcext:value-type="float">
            <text:p>10.38218971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5638" calcext:value-type="float">
            <text:p>25638</text:p>
          </table:table-cell>
          <table:table-cell office:value-type="float" office:value="123.000028016" calcext:value-type="float">
            <text:p>123.000028016</text:p>
          </table:table-cell>
          <table:table-cell office:value-type="float" office:value="9.2065548027761" calcext:value-type="float">
            <text:p>9.20655480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6863" calcext:value-type="float">
            <text:p>26863</text:p>
          </table:table-cell>
          <table:table-cell office:value-type="float" office:value="126.000009896" calcext:value-type="float">
            <text:p>126.000009896</text:p>
          </table:table-cell>
          <table:table-cell office:value-type="float" office:value="10.247796415115" calcext:value-type="float">
            <text:p>10.24779641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7327" calcext:value-type="float">
            <text:p>27327</text:p>
          </table:table-cell>
          <table:table-cell office:value-type="float" office:value="129.000009896" calcext:value-type="float">
            <text:p>129.000009896</text:p>
          </table:table-cell>
          <table:table-cell office:value-type="float" office:value="9.8271083258032" calcext:value-type="float">
            <text:p>9.827108325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7791" calcext:value-type="float">
            <text:p>27791</text:p>
          </table:table-cell>
          <table:table-cell office:value-type="float" office:value="132.000009896" calcext:value-type="float">
            <text:p>132.000009896</text:p>
          </table:table-cell>
          <table:table-cell office:value-type="float" office:value="10.30284379659" calcext:value-type="float">
            <text:p>10.30284379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8255" calcext:value-type="float">
            <text:p>28255</text:p>
          </table:table-cell>
          <table:table-cell office:value-type="float" office:value="135.000009896" calcext:value-type="float">
            <text:p>135.000009896</text:p>
          </table:table-cell>
          <table:table-cell office:value-type="float" office:value="10.901409447068" calcext:value-type="float">
            <text:p>10.901409447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8719" calcext:value-type="float">
            <text:p>28719</text:p>
          </table:table-cell>
          <table:table-cell office:value-type="float" office:value="138.000009896" calcext:value-type="float">
            <text:p>138.000009896</text:p>
          </table:table-cell>
          <table:table-cell office:value-type="float" office:value="10.795754286203" calcext:value-type="float">
            <text:p>10.795754286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9183" calcext:value-type="float">
            <text:p>29183</text:p>
          </table:table-cell>
          <table:table-cell office:value-type="float" office:value="141.000009896" calcext:value-type="float">
            <text:p>141.000009896</text:p>
          </table:table-cell>
          <table:table-cell office:value-type="float" office:value="9.585456250148" calcext:value-type="float">
            <text:p>9.58545625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9647" calcext:value-type="float">
            <text:p>29647</text:p>
          </table:table-cell>
          <table:table-cell office:value-type="float" office:value="144.000009896" calcext:value-type="float">
            <text:p>144.000009896</text:p>
          </table:table-cell>
          <table:table-cell office:value-type="float" office:value="9.9024572305588" calcext:value-type="float">
            <text:p>9.90245723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0111" calcext:value-type="float">
            <text:p>30111</text:p>
          </table:table-cell>
          <table:table-cell office:value-type="float" office:value="147.000009896" calcext:value-type="float">
            <text:p>147.000009896</text:p>
          </table:table-cell>
          <table:table-cell office:value-type="float" office:value="10.70807442497" calcext:value-type="float">
            <text:p>10.7080744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0575" calcext:value-type="float">
            <text:p>30575</text:p>
          </table:table-cell>
          <table:table-cell office:value-type="float" office:value="150.000009896" calcext:value-type="float">
            <text:p>150.000009896</text:p>
          </table:table-cell>
          <table:table-cell office:value-type="float" office:value="8.3807980556434" calcext:value-type="float">
            <text:p>8.38079805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1039" calcext:value-type="float">
            <text:p>31039</text:p>
          </table:table-cell>
          <table:table-cell office:value-type="float" office:value="153.000009896" calcext:value-type="float">
            <text:p>153.000009896</text:p>
          </table:table-cell>
          <table:table-cell office:value-type="float" office:value="9.2610558627779" calcext:value-type="float">
            <text:p>9.26105586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1503" calcext:value-type="float">
            <text:p>31503</text:p>
          </table:table-cell>
          <table:table-cell office:value-type="float" office:value="156.000009896" calcext:value-type="float">
            <text:p>156.000009896</text:p>
          </table:table-cell>
          <table:table-cell office:value-type="float" office:value="9.6006122569188" calcext:value-type="float">
            <text:p>9.600612256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1967" calcext:value-type="float">
            <text:p>31967</text:p>
          </table:table-cell>
          <table:table-cell office:value-type="float" office:value="159.000009896" calcext:value-type="float">
            <text:p>159.000009896</text:p>
          </table:table-cell>
          <table:table-cell office:value-type="float" office:value="9.2376746767737" calcext:value-type="float">
            <text:p>9.23767467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2431" calcext:value-type="float">
            <text:p>32431</text:p>
          </table:table-cell>
          <table:table-cell office:value-type="float" office:value="162.000009896" calcext:value-type="float">
            <text:p>162.000009896</text:p>
          </table:table-cell>
          <table:table-cell office:value-type="float" office:value="9.6849291151665" calcext:value-type="float">
            <text:p>9.68492911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2895" calcext:value-type="float">
            <text:p>32895</text:p>
          </table:table-cell>
          <table:table-cell office:value-type="float" office:value="165.000009896" calcext:value-type="float">
            <text:p>165.000009896</text:p>
          </table:table-cell>
          <table:table-cell office:value-type="float" office:value="10.163423517605" calcext:value-type="float">
            <text:p>10.163423517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3359" calcext:value-type="float">
            <text:p>33359</text:p>
          </table:table-cell>
          <table:table-cell office:value-type="float" office:value="168.000009896" calcext:value-type="float">
            <text:p>168.000009896</text:p>
          </table:table-cell>
          <table:table-cell office:value-type="float" office:value="9.6853627027627" calcext:value-type="float">
            <text:p>9.68536270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3823" calcext:value-type="float">
            <text:p>33823</text:p>
          </table:table-cell>
          <table:table-cell office:value-type="float" office:value="171.000009896" calcext:value-type="float">
            <text:p>171.000009896</text:p>
          </table:table-cell>
          <table:table-cell office:value-type="float" office:value="10.384395716918" calcext:value-type="float">
            <text:p>10.384395716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4287" calcext:value-type="float">
            <text:p>34287</text:p>
          </table:table-cell>
          <table:table-cell office:value-type="float" office:value="174.000009896" calcext:value-type="float">
            <text:p>174.000009896</text:p>
          </table:table-cell>
          <table:table-cell office:value-type="float" office:value="9.6739840963005" calcext:value-type="float">
            <text:p>9.67398409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4751" calcext:value-type="float">
            <text:p>34751</text:p>
          </table:table-cell>
          <table:table-cell office:value-type="float" office:value="177.000009896" calcext:value-type="float">
            <text:p>177.000009896</text:p>
          </table:table-cell>
          <table:table-cell office:value-type="float" office:value="9.7691357584834" calcext:value-type="float">
            <text:p>9.769135758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6267" calcext:value-type="float">
            <text:p>36267</text:p>
          </table:table-cell>
          <table:table-cell office:value-type="float" office:value="180.000009896" calcext:value-type="float">
            <text:p>180.000009896</text:p>
          </table:table-cell>
          <table:table-cell office:value-type="float" office:value="10.283843096693" calcext:value-type="float">
            <text:p>10.283843096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6761" calcext:value-type="float">
            <text:p>36761</text:p>
          </table:table-cell>
          <table:table-cell office:value-type="float" office:value="183.000009896" calcext:value-type="float">
            <text:p>183.000009896</text:p>
          </table:table-cell>
          <table:table-cell office:value-type="float" office:value="9.8034511333595" calcext:value-type="float">
            <text:p>9.80345113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7225" calcext:value-type="float">
            <text:p>37225</text:p>
          </table:table-cell>
          <table:table-cell office:value-type="float" office:value="186.000009896" calcext:value-type="float">
            <text:p>186.000009896</text:p>
          </table:table-cell>
          <table:table-cell office:value-type="float" office:value="10.758513925654" calcext:value-type="float">
            <text:p>10.758513925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7689" calcext:value-type="float">
            <text:p>37689</text:p>
          </table:table-cell>
          <table:table-cell office:value-type="float" office:value="189.000009896" calcext:value-type="float">
            <text:p>189.000009896</text:p>
          </table:table-cell>
          <table:table-cell office:value-type="float" office:value="9.9434457915419" calcext:value-type="float">
            <text:p>9.94344579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8153" calcext:value-type="float">
            <text:p>38153</text:p>
          </table:table-cell>
          <table:table-cell office:value-type="float" office:value="192.000009896" calcext:value-type="float">
            <text:p>192.000009896</text:p>
          </table:table-cell>
          <table:table-cell office:value-type="float" office:value="10.425569562144" calcext:value-type="float">
            <text:p>10.42556956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8617" calcext:value-type="float">
            <text:p>38617</text:p>
          </table:table-cell>
          <table:table-cell office:value-type="float" office:value="195.000009896" calcext:value-type="float">
            <text:p>195.000009896</text:p>
          </table:table-cell>
          <table:table-cell office:value-type="float" office:value="9.4420555647336" calcext:value-type="float">
            <text:p>9.442055564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9081" calcext:value-type="float">
            <text:p>39081</text:p>
          </table:table-cell>
          <table:table-cell office:value-type="float" office:value="198.000009896" calcext:value-type="float">
            <text:p>198.000009896</text:p>
          </table:table-cell>
          <table:table-cell office:value-type="float" office:value="10.898760953411" calcext:value-type="float">
            <text:p>10.89876095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9545" calcext:value-type="float">
            <text:p>39545</text:p>
          </table:table-cell>
          <table:table-cell office:value-type="float" office:value="201.000009896" calcext:value-type="float">
            <text:p>201.000009896</text:p>
          </table:table-cell>
          <table:table-cell office:value-type="float" office:value="9.9556319830219" calcext:value-type="float">
            <text:p>9.9556319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0009" calcext:value-type="float">
            <text:p>40009</text:p>
          </table:table-cell>
          <table:table-cell office:value-type="float" office:value="204.000009896" calcext:value-type="float">
            <text:p>204.000009896</text:p>
          </table:table-cell>
          <table:table-cell office:value-type="float" office:value="10.291643946106" calcext:value-type="float">
            <text:p>10.291643946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0473" calcext:value-type="float">
            <text:p>40473</text:p>
          </table:table-cell>
          <table:table-cell office:value-type="float" office:value="207.000009896" calcext:value-type="float">
            <text:p>207.000009896</text:p>
          </table:table-cell>
          <table:table-cell office:value-type="float" office:value="10.127575057549" calcext:value-type="float">
            <text:p>10.127575057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0937" calcext:value-type="float">
            <text:p>40937</text:p>
          </table:table-cell>
          <table:table-cell office:value-type="float" office:value="210.000009896" calcext:value-type="float">
            <text:p>210.000009896</text:p>
          </table:table-cell>
          <table:table-cell office:value-type="float" office:value="10.804936365914" calcext:value-type="float">
            <text:p>10.804936365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1401" calcext:value-type="float">
            <text:p>41401</text:p>
          </table:table-cell>
          <table:table-cell office:value-type="float" office:value="213.000009896" calcext:value-type="float">
            <text:p>213.000009896</text:p>
          </table:table-cell>
          <table:table-cell office:value-type="float" office:value="10.266474672938" calcext:value-type="float">
            <text:p>10.26647467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1865" calcext:value-type="float">
            <text:p>41865</text:p>
          </table:table-cell>
          <table:table-cell office:value-type="float" office:value="216.000009896" calcext:value-type="float">
            <text:p>216.000009896</text:p>
          </table:table-cell>
          <table:table-cell office:value-type="float" office:value="10.940678352407" calcext:value-type="float">
            <text:p>10.94067835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2329" calcext:value-type="float">
            <text:p>42329</text:p>
          </table:table-cell>
          <table:table-cell office:value-type="float" office:value="219.000009896" calcext:value-type="float">
            <text:p>219.000009896</text:p>
          </table:table-cell>
          <table:table-cell office:value-type="float" office:value="10.053798347123" calcext:value-type="float">
            <text:p>10.053798347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2793" calcext:value-type="float">
            <text:p>42793</text:p>
          </table:table-cell>
          <table:table-cell office:value-type="float" office:value="222.000009896" calcext:value-type="float">
            <text:p>222.000009896</text:p>
          </table:table-cell>
          <table:table-cell office:value-type="float" office:value="9.2848450219431" calcext:value-type="float">
            <text:p>9.28484502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3257" calcext:value-type="float">
            <text:p>43257</text:p>
          </table:table-cell>
          <table:table-cell office:value-type="float" office:value="225.000009896" calcext:value-type="float">
            <text:p>225.000009896</text:p>
          </table:table-cell>
          <table:table-cell office:value-type="float" office:value="9.7541517545919" calcext:value-type="float">
            <text:p>9.754151754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3721" calcext:value-type="float">
            <text:p>43721</text:p>
          </table:table-cell>
          <table:table-cell office:value-type="float" office:value="228.000009896" calcext:value-type="float">
            <text:p>228.000009896</text:p>
          </table:table-cell>
          <table:table-cell office:value-type="float" office:value="9.953935585754" calcext:value-type="float">
            <text:p>9.953935585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4185" calcext:value-type="float">
            <text:p>44185</text:p>
          </table:table-cell>
          <table:table-cell office:value-type="float" office:value="231.000009896" calcext:value-type="float">
            <text:p>231.000009896</text:p>
          </table:table-cell>
          <table:table-cell office:value-type="float" office:value="10.418926781474" calcext:value-type="float">
            <text:p>10.41892678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4649" calcext:value-type="float">
            <text:p>44649</text:p>
          </table:table-cell>
          <table:table-cell office:value-type="float" office:value="234.000009896" calcext:value-type="float">
            <text:p>234.000009896</text:p>
          </table:table-cell>
          <table:table-cell office:value-type="float" office:value="10.851981350435" calcext:value-type="float">
            <text:p>10.85198135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5113" calcext:value-type="float">
            <text:p>45113</text:p>
          </table:table-cell>
          <table:table-cell office:value-type="float" office:value="237.000009896" calcext:value-type="float">
            <text:p>237.000009896</text:p>
          </table:table-cell>
          <table:table-cell office:value-type="float" office:value="10.012278221761" calcext:value-type="float">
            <text:p>10.01227822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5577" calcext:value-type="float">
            <text:p>45577</text:p>
          </table:table-cell>
          <table:table-cell office:value-type="float" office:value="240.000009896" calcext:value-type="float">
            <text:p>240.000009896</text:p>
          </table:table-cell>
          <table:table-cell office:value-type="float" office:value="9.755931509841" calcext:value-type="float">
            <text:p>9.755931509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6041" calcext:value-type="float">
            <text:p>46041</text:p>
          </table:table-cell>
          <table:table-cell office:value-type="float" office:value="243.000009896" calcext:value-type="float">
            <text:p>243.000009896</text:p>
          </table:table-cell>
          <table:table-cell office:value-type="float" office:value="10.147164982838" calcext:value-type="float">
            <text:p>10.14716498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8296" calcext:value-type="float">
            <text:p>48296</text:p>
          </table:table-cell>
          <table:table-cell office:value-type="float" office:value="246.000028016" calcext:value-type="float">
            <text:p>246.000028016</text:p>
          </table:table-cell>
          <table:table-cell office:value-type="float" office:value="10.151615981956" calcext:value-type="float">
            <text:p>10.15161598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9521" calcext:value-type="float">
            <text:p>49521</text:p>
          </table:table-cell>
          <table:table-cell office:value-type="float" office:value="249.000009896" calcext:value-type="float">
            <text:p>249.000009896</text:p>
          </table:table-cell>
          <table:table-cell office:value-type="float" office:value="10.585547752156" calcext:value-type="float">
            <text:p>10.58554775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9985" calcext:value-type="float">
            <text:p>49985</text:p>
          </table:table-cell>
          <table:table-cell office:value-type="float" office:value="252.000009896" calcext:value-type="float">
            <text:p>252.000009896</text:p>
          </table:table-cell>
          <table:table-cell office:value-type="float" office:value="10.085585057478" calcext:value-type="float">
            <text:p>10.085585057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0449" calcext:value-type="float">
            <text:p>50449</text:p>
          </table:table-cell>
          <table:table-cell office:value-type="float" office:value="255.000009896" calcext:value-type="float">
            <text:p>255.000009896</text:p>
          </table:table-cell>
          <table:table-cell office:value-type="float" office:value="10.130698174598" calcext:value-type="float">
            <text:p>10.130698174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0913" calcext:value-type="float">
            <text:p>50913</text:p>
          </table:table-cell>
          <table:table-cell office:value-type="float" office:value="258.000009896" calcext:value-type="float">
            <text:p>258.000009896</text:p>
          </table:table-cell>
          <table:table-cell office:value-type="float" office:value="9.7857645013846" calcext:value-type="float">
            <text:p>9.78576450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1377" calcext:value-type="float">
            <text:p>51377</text:p>
          </table:table-cell>
          <table:table-cell office:value-type="float" office:value="261.000009896" calcext:value-type="float">
            <text:p>261.000009896</text:p>
          </table:table-cell>
          <table:table-cell office:value-type="float" office:value="9.6475740200073" calcext:value-type="float">
            <text:p>9.6475740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1841" calcext:value-type="float">
            <text:p>51841</text:p>
          </table:table-cell>
          <table:table-cell office:value-type="float" office:value="264.000009896" calcext:value-type="float">
            <text:p>264.000009896</text:p>
          </table:table-cell>
          <table:table-cell office:value-type="float" office:value="10.455341393362" calcext:value-type="float">
            <text:p>10.45534139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2305" calcext:value-type="float">
            <text:p>52305</text:p>
          </table:table-cell>
          <table:table-cell office:value-type="float" office:value="267.000009896" calcext:value-type="float">
            <text:p>267.000009896</text:p>
          </table:table-cell>
          <table:table-cell office:value-type="float" office:value="10.363382386125" calcext:value-type="float">
            <text:p>10.363382386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3827" calcext:value-type="float">
            <text:p>53827</text:p>
          </table:table-cell>
          <table:table-cell office:value-type="float" office:value="270.000009896" calcext:value-type="float">
            <text:p>270.000009896</text:p>
          </table:table-cell>
          <table:table-cell office:value-type="float" office:value="10.289690242451" calcext:value-type="float">
            <text:p>10.28969024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4293" calcext:value-type="float">
            <text:p>54293</text:p>
          </table:table-cell>
          <table:table-cell office:value-type="float" office:value="273.000009896" calcext:value-type="float">
            <text:p>273.000009896</text:p>
          </table:table-cell>
          <table:table-cell office:value-type="float" office:value="10.098276352142" calcext:value-type="float">
            <text:p>10.09827635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4757" calcext:value-type="float">
            <text:p>54757</text:p>
          </table:table-cell>
          <table:table-cell office:value-type="float" office:value="276.000009896" calcext:value-type="float">
            <text:p>276.000009896</text:p>
          </table:table-cell>
          <table:table-cell office:value-type="float" office:value="9.892501146743" calcext:value-type="float">
            <text:p>9.892501146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5221" calcext:value-type="float">
            <text:p>55221</text:p>
          </table:table-cell>
          <table:table-cell office:value-type="float" office:value="279.000009896" calcext:value-type="float">
            <text:p>279.000009896</text:p>
          </table:table-cell>
          <table:table-cell office:value-type="float" office:value="10.227687945953" calcext:value-type="float">
            <text:p>10.22768794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5685" calcext:value-type="float">
            <text:p>55685</text:p>
          </table:table-cell>
          <table:table-cell office:value-type="float" office:value="282.000009896" calcext:value-type="float">
            <text:p>282.000009896</text:p>
          </table:table-cell>
          <table:table-cell office:value-type="float" office:value="9.9725128537637" calcext:value-type="float">
            <text:p>9.97251285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6149" calcext:value-type="float">
            <text:p>56149</text:p>
          </table:table-cell>
          <table:table-cell office:value-type="float" office:value="285.000009896" calcext:value-type="float">
            <text:p>285.000009896</text:p>
          </table:table-cell>
          <table:table-cell office:value-type="float" office:value="10.722183587192" calcext:value-type="float">
            <text:p>10.72218358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6613" calcext:value-type="float">
            <text:p>56613</text:p>
          </table:table-cell>
          <table:table-cell office:value-type="float" office:value="288.000009896" calcext:value-type="float">
            <text:p>288.000009896</text:p>
          </table:table-cell>
          <table:table-cell office:value-type="float" office:value="10.360932489097" calcext:value-type="float">
            <text:p>10.360932489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7077" calcext:value-type="float">
            <text:p>57077</text:p>
          </table:table-cell>
          <table:table-cell office:value-type="float" office:value="291.000009896" calcext:value-type="float">
            <text:p>291.000009896</text:p>
          </table:table-cell>
          <table:table-cell office:value-type="float" office:value="10.532717503721" calcext:value-type="float">
            <text:p>10.53271750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7541" calcext:value-type="float">
            <text:p>57541</text:p>
          </table:table-cell>
          <table:table-cell office:value-type="float" office:value="294.000009896" calcext:value-type="float">
            <text:p>294.000009896</text:p>
          </table:table-cell>
          <table:table-cell office:value-type="float" office:value="10.428562068407" calcext:value-type="float">
            <text:p>10.428562068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8005" calcext:value-type="float">
            <text:p>58005</text:p>
          </table:table-cell>
          <table:table-cell office:value-type="float" office:value="297.000009896" calcext:value-type="float">
            <text:p>297.000009896</text:p>
          </table:table-cell>
          <table:table-cell office:value-type="float" office:value="10.1833559437" calcext:value-type="float">
            <text:p>10.18335594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8469" calcext:value-type="float">
            <text:p>58469</text:p>
          </table:table-cell>
          <table:table-cell office:value-type="float" office:value="300.000009896" calcext:value-type="float">
            <text:p>300.000009896</text:p>
          </table:table-cell>
          <table:table-cell office:value-type="float" office:value="11.108755520907" calcext:value-type="float">
            <text:p>11.1087555209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12:09:06.169673742</dc:date>
    <meta:editing-duration>PT45S</meta:editing-duration>
    <meta:editing-cycles>1</meta:editing-cycles>
    <meta:document-statistic meta:table-count="1" meta:cell-count="500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09cm" svg:y="0.315cm" chart:style-name="ch2">
          <text:p>Avg energy generation</text:p>
        </chart:title>
        <chart:subtitle svg:x="5.254cm" svg:y="1.286cm" chart:style-name="ch3">
          <text:p>system overview - hidden alert</text:p>
        </chart:subtitle>
        <chart:legend chart:legend-position="end" svg:x="13.114cm" svg:y="3.925cm" style:legend-expansion="high" chart:style-name="ch4"/>
        <chart:plot-area chart:style-name="ch5" table:cell-range-address="avg_sum.C1:avg_sum.E100" chart:data-source-has-labels="row" svg:x="0.32cm" svg:y="2.153cm" svg:width="12.474cm" svg:height="6.667cm">
          <chartooo:coordinate-region svg:x="0.994cm" svg:y="2.366cm" svg:width="11.481cm" svg:height="5.78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avg_sum.D1:avg_sum.D100" loext:label-string="avg" chart:class="chart:scatter">
            <chart:domain table:cell-range-address="avg_sum.C1:avg_sum.C100"/>
            <chart:data-point chart:repeated="100"/>
          </chart:series>
          <chart:series chart:style-name="ch9" chart:values-cell-range-address="avg_sum.E1:avg_sum.E100" loext:label-string="threshold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</text:p>
              </table:table-cell>
              <table:table-cell office:value-type="string">
                <text:p>thresho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00009896">
                <text:p>3.000009896</text:p>
                <draw:g>
                  <svg:desc>avg_sum.C1:avg_sum.C100</svg:desc>
                </draw:g>
              </table:table-cell>
              <table:table-cell office:value-type="float" office:value="9.404509262499">
                <text:p>9.404509262499</text:p>
                <draw:g>
                  <svg:desc>avg_sum.D1:avg_sum.D100</svg:desc>
                </draw:g>
              </table:table-cell>
              <table:table-cell office:value-type="float" office:value="25">
                <text:p>25</text:p>
                <draw:g>
                  <svg:desc>avg_sum.E1:avg_sum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00009896">
                <text:p>6.000009896</text:p>
              </table:table-cell>
              <table:table-cell office:value-type="float" office:value="10.144648969828">
                <text:p>10.1446489698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00009896">
                <text:p>9.000009896</text:p>
              </table:table-cell>
              <table:table-cell office:value-type="float" office:value="9.6610540404047">
                <text:p>9.66105404040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00009896">
                <text:p>12.000009896</text:p>
              </table:table-cell>
              <table:table-cell office:value-type="float" office:value="10.452902878349">
                <text:p>10.4529028783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00009896">
                <text:p>15.000009896</text:p>
              </table:table-cell>
              <table:table-cell office:value-type="float" office:value="11.303052675648">
                <text:p>11.3030526756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00009896">
                <text:p>18.000009896</text:p>
              </table:table-cell>
              <table:table-cell office:value-type="float" office:value="10.726851870105">
                <text:p>10.7268518701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000009896">
                <text:p>21.000009896</text:p>
              </table:table-cell>
              <table:table-cell office:value-type="float" office:value="10.434521734263">
                <text:p>10.4345217342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000009896">
                <text:p>24.000009896</text:p>
              </table:table-cell>
              <table:table-cell office:value-type="float" office:value="9.9031056370602">
                <text:p>9.90310563706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000009896">
                <text:p>27.000009896</text:p>
              </table:table-cell>
              <table:table-cell office:value-type="float" office:value="9.7880851258402">
                <text:p>9.78808512584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00009896">
                <text:p>30.000009896</text:p>
              </table:table-cell>
              <table:table-cell office:value-type="float" office:value="10.154041866995">
                <text:p>10.1540418669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000009896">
                <text:p>33.000009896</text:p>
              </table:table-cell>
              <table:table-cell office:value-type="float" office:value="9.6678959364933">
                <text:p>9.66789593649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000009896">
                <text:p>36.000009896</text:p>
              </table:table-cell>
              <table:table-cell office:value-type="float" office:value="9.0552249295531">
                <text:p>9.05522492955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000009896">
                <text:p>39.000009896</text:p>
              </table:table-cell>
              <table:table-cell office:value-type="float" office:value="9.3835033972174">
                <text:p>9.38350339721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000009896">
                <text:p>42.000009896</text:p>
              </table:table-cell>
              <table:table-cell office:value-type="float" office:value="9.0517465663497">
                <text:p>9.05174656634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000009896">
                <text:p>45.000009896</text:p>
              </table:table-cell>
              <table:table-cell office:value-type="float" office:value="9.7973656620245">
                <text:p>9.79736566202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000009896">
                <text:p>48.000009896</text:p>
              </table:table-cell>
              <table:table-cell office:value-type="float" office:value="10.989203749458">
                <text:p>10.9892037494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00009896">
                <text:p>51.000009896</text:p>
              </table:table-cell>
              <table:table-cell office:value-type="float" office:value="8.9190751717596">
                <text:p>8.91907517175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00009896">
                <text:p>54.000009896</text:p>
              </table:table-cell>
              <table:table-cell office:value-type="float" office:value="8.9014796833206">
                <text:p>8.90147968332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000009896">
                <text:p>57.000009896</text:p>
              </table:table-cell>
              <table:table-cell office:value-type="float" office:value="8.4046788917673">
                <text:p>8.40467889176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000009896">
                <text:p>60.000009896</text:p>
              </table:table-cell>
              <table:table-cell office:value-type="float" office:value="9.7118680378431">
                <text:p>9.71186803784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000009896">
                <text:p>63.000009896</text:p>
              </table:table-cell>
              <table:table-cell office:value-type="float" office:value="9.3394279812595">
                <text:p>9.33942798125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000009896">
                <text:p>66.000009896</text:p>
              </table:table-cell>
              <table:table-cell office:value-type="float" office:value="11.058196867167">
                <text:p>11.0581968671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.000009896">
                <text:p>69.000009896</text:p>
              </table:table-cell>
              <table:table-cell office:value-type="float" office:value="9.9100122888572">
                <text:p>9.91001228885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.000009896">
                <text:p>72.000009896</text:p>
              </table:table-cell>
              <table:table-cell office:value-type="float" office:value="9.9357969737177">
                <text:p>9.93579697371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.000009896">
                <text:p>75.000009896</text:p>
              </table:table-cell>
              <table:table-cell office:value-type="float" office:value="9.7012320780773">
                <text:p>9.70123207807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000009896">
                <text:p>78.000009896</text:p>
              </table:table-cell>
              <table:table-cell office:value-type="float" office:value="10.048425759351">
                <text:p>10.0484257593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.000009896">
                <text:p>81.000009896</text:p>
              </table:table-cell>
              <table:table-cell office:value-type="float" office:value="9.6323787936457">
                <text:p>9.63237879364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.000009896">
                <text:p>84.000009896</text:p>
              </table:table-cell>
              <table:table-cell office:value-type="float" office:value="10.424488500581">
                <text:p>10.42448850058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.000009896">
                <text:p>87.000009896</text:p>
              </table:table-cell>
              <table:table-cell office:value-type="float" office:value="10.11641481966">
                <text:p>10.116414819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000009896">
                <text:p>90.000009896</text:p>
              </table:table-cell>
              <table:table-cell office:value-type="float" office:value="9.2887238235839">
                <text:p>9.28872382358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.000009896">
                <text:p>93.000009896</text:p>
              </table:table-cell>
              <table:table-cell office:value-type="float" office:value="10.461336648524">
                <text:p>10.4613366485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.000009896">
                <text:p>96.000009896</text:p>
              </table:table-cell>
              <table:table-cell office:value-type="float" office:value="11.072874506203">
                <text:p>11.0728745062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000009896">
                <text:p>99.000009896</text:p>
              </table:table-cell>
              <table:table-cell office:value-type="float" office:value="9.380542810073">
                <text:p>9.3805428100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000009896">
                <text:p>102.000009896</text:p>
              </table:table-cell>
              <table:table-cell office:value-type="float" office:value="9.8549634036954">
                <text:p>9.85496340369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.000009896">
                <text:p>105.000009896</text:p>
              </table:table-cell>
              <table:table-cell office:value-type="float" office:value="10.068079336816">
                <text:p>10.0680793368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.000009896">
                <text:p>108.000009896</text:p>
              </table:table-cell>
              <table:table-cell office:value-type="float" office:value="9.6772111583949">
                <text:p>9.67721115839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.000009896">
                <text:p>111.000009896</text:p>
              </table:table-cell>
              <table:table-cell office:value-type="float" office:value="9.6598300151806">
                <text:p>9.65983001518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.000009896">
                <text:p>114.000009896</text:p>
              </table:table-cell>
              <table:table-cell office:value-type="float" office:value="9.2813128990975">
                <text:p>9.28131289909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.000009896">
                <text:p>117.000009896</text:p>
              </table:table-cell>
              <table:table-cell office:value-type="float" office:value="10.867399589893">
                <text:p>10.8673995898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.000009896">
                <text:p>120.000009896</text:p>
              </table:table-cell>
              <table:table-cell office:value-type="float" office:value="10.382189711626">
                <text:p>10.3821897116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000028016">
                <text:p>123.000028016</text:p>
              </table:table-cell>
              <table:table-cell office:value-type="float" office:value="9.2065548027761">
                <text:p>9.20655480277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.000009896">
                <text:p>126.000009896</text:p>
              </table:table-cell>
              <table:table-cell office:value-type="float" office:value="10.247796415115">
                <text:p>10.2477964151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.000009896">
                <text:p>129.000009896</text:p>
              </table:table-cell>
              <table:table-cell office:value-type="float" office:value="9.8271083258032">
                <text:p>9.82710832580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.000009896">
                <text:p>132.000009896</text:p>
              </table:table-cell>
              <table:table-cell office:value-type="float" office:value="10.30284379659">
                <text:p>10.302843796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.000009896">
                <text:p>135.000009896</text:p>
              </table:table-cell>
              <table:table-cell office:value-type="float" office:value="10.901409447068">
                <text:p>10.9014094470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.000009896">
                <text:p>138.000009896</text:p>
              </table:table-cell>
              <table:table-cell office:value-type="float" office:value="10.795754286203">
                <text:p>10.7957542862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.000009896">
                <text:p>141.000009896</text:p>
              </table:table-cell>
              <table:table-cell office:value-type="float" office:value="9.585456250148">
                <text:p>9.5854562501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.000009896">
                <text:p>144.000009896</text:p>
              </table:table-cell>
              <table:table-cell office:value-type="float" office:value="9.9024572305588">
                <text:p>9.90245723055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.000009896">
                <text:p>147.000009896</text:p>
              </table:table-cell>
              <table:table-cell office:value-type="float" office:value="10.70807442497">
                <text:p>10.708074424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.000009896">
                <text:p>150.000009896</text:p>
              </table:table-cell>
              <table:table-cell office:value-type="float" office:value="8.3807980556434">
                <text:p>8.38079805564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.000009896">
                <text:p>153.000009896</text:p>
              </table:table-cell>
              <table:table-cell office:value-type="float" office:value="9.2610558627779">
                <text:p>9.26105586277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.000009896">
                <text:p>156.000009896</text:p>
              </table:table-cell>
              <table:table-cell office:value-type="float" office:value="9.6006122569188">
                <text:p>9.60061225691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.000009896">
                <text:p>159.000009896</text:p>
              </table:table-cell>
              <table:table-cell office:value-type="float" office:value="9.2376746767737">
                <text:p>9.23767467677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.000009896">
                <text:p>162.000009896</text:p>
              </table:table-cell>
              <table:table-cell office:value-type="float" office:value="9.6849291151665">
                <text:p>9.68492911516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.000009896">
                <text:p>165.000009896</text:p>
              </table:table-cell>
              <table:table-cell office:value-type="float" office:value="10.163423517605">
                <text:p>10.1634235176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.000009896">
                <text:p>168.000009896</text:p>
              </table:table-cell>
              <table:table-cell office:value-type="float" office:value="9.6853627027627">
                <text:p>9.68536270276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.000009896">
                <text:p>171.000009896</text:p>
              </table:table-cell>
              <table:table-cell office:value-type="float" office:value="10.384395716918">
                <text:p>10.384395716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.000009896">
                <text:p>174.000009896</text:p>
              </table:table-cell>
              <table:table-cell office:value-type="float" office:value="9.6739840963005">
                <text:p>9.67398409630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.000009896">
                <text:p>177.000009896</text:p>
              </table:table-cell>
              <table:table-cell office:value-type="float" office:value="9.7691357584834">
                <text:p>9.76913575848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.000009896">
                <text:p>180.000009896</text:p>
              </table:table-cell>
              <table:table-cell office:value-type="float" office:value="10.283843096693">
                <text:p>10.2838430966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.000009896">
                <text:p>183.000009896</text:p>
              </table:table-cell>
              <table:table-cell office:value-type="float" office:value="9.8034511333595">
                <text:p>9.80345113335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.000009896">
                <text:p>186.000009896</text:p>
              </table:table-cell>
              <table:table-cell office:value-type="float" office:value="10.758513925654">
                <text:p>10.7585139256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.000009896">
                <text:p>189.000009896</text:p>
              </table:table-cell>
              <table:table-cell office:value-type="float" office:value="9.9434457915419">
                <text:p>9.94344579154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.000009896">
                <text:p>192.000009896</text:p>
              </table:table-cell>
              <table:table-cell office:value-type="float" office:value="10.425569562144">
                <text:p>10.4255695621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.000009896">
                <text:p>195.000009896</text:p>
              </table:table-cell>
              <table:table-cell office:value-type="float" office:value="9.4420555647336">
                <text:p>9.44205556473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.000009896">
                <text:p>198.000009896</text:p>
              </table:table-cell>
              <table:table-cell office:value-type="float" office:value="10.898760953411">
                <text:p>10.8987609534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.000009896">
                <text:p>201.000009896</text:p>
              </table:table-cell>
              <table:table-cell office:value-type="float" office:value="9.9556319830219">
                <text:p>9.95563198302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.000009896">
                <text:p>204.000009896</text:p>
              </table:table-cell>
              <table:table-cell office:value-type="float" office:value="10.291643946106">
                <text:p>10.2916439461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.000009896">
                <text:p>207.000009896</text:p>
              </table:table-cell>
              <table:table-cell office:value-type="float" office:value="10.127575057549">
                <text:p>10.1275750575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.000009896">
                <text:p>210.000009896</text:p>
              </table:table-cell>
              <table:table-cell office:value-type="float" office:value="10.804936365914">
                <text:p>10.804936365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.000009896">
                <text:p>213.000009896</text:p>
              </table:table-cell>
              <table:table-cell office:value-type="float" office:value="10.266474672938">
                <text:p>10.2664746729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.000009896">
                <text:p>216.000009896</text:p>
              </table:table-cell>
              <table:table-cell office:value-type="float" office:value="10.940678352407">
                <text:p>10.9406783524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.000009896">
                <text:p>219.000009896</text:p>
              </table:table-cell>
              <table:table-cell office:value-type="float" office:value="10.053798347123">
                <text:p>10.0537983471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.000009896">
                <text:p>222.000009896</text:p>
              </table:table-cell>
              <table:table-cell office:value-type="float" office:value="9.2848450219431">
                <text:p>9.28484502194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.000009896">
                <text:p>225.000009896</text:p>
              </table:table-cell>
              <table:table-cell office:value-type="float" office:value="9.7541517545919">
                <text:p>9.75415175459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.000009896">
                <text:p>228.000009896</text:p>
              </table:table-cell>
              <table:table-cell office:value-type="float" office:value="9.953935585754">
                <text:p>9.9539355857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.000009896">
                <text:p>231.000009896</text:p>
              </table:table-cell>
              <table:table-cell office:value-type="float" office:value="10.418926781474">
                <text:p>10.4189267814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.000009896">
                <text:p>234.000009896</text:p>
              </table:table-cell>
              <table:table-cell office:value-type="float" office:value="10.851981350435">
                <text:p>10.8519813504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.000009896">
                <text:p>237.000009896</text:p>
              </table:table-cell>
              <table:table-cell office:value-type="float" office:value="10.012278221761">
                <text:p>10.0122782217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.000009896">
                <text:p>240.000009896</text:p>
              </table:table-cell>
              <table:table-cell office:value-type="float" office:value="9.755931509841">
                <text:p>9.7559315098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.000009896">
                <text:p>243.000009896</text:p>
              </table:table-cell>
              <table:table-cell office:value-type="float" office:value="10.147164982838">
                <text:p>10.1471649828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.000028016">
                <text:p>246.000028016</text:p>
              </table:table-cell>
              <table:table-cell office:value-type="float" office:value="10.151615981956">
                <text:p>10.1516159819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.000009896">
                <text:p>249.000009896</text:p>
              </table:table-cell>
              <table:table-cell office:value-type="float" office:value="10.585547752156">
                <text:p>10.5855477521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.000009896">
                <text:p>252.000009896</text:p>
              </table:table-cell>
              <table:table-cell office:value-type="float" office:value="10.085585057478">
                <text:p>10.08558505747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.000009896">
                <text:p>255.000009896</text:p>
              </table:table-cell>
              <table:table-cell office:value-type="float" office:value="10.130698174598">
                <text:p>10.1306981745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.000009896">
                <text:p>258.000009896</text:p>
              </table:table-cell>
              <table:table-cell office:value-type="float" office:value="9.7857645013846">
                <text:p>9.78576450138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.000009896">
                <text:p>261.000009896</text:p>
              </table:table-cell>
              <table:table-cell office:value-type="float" office:value="9.6475740200073">
                <text:p>9.64757402000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.000009896">
                <text:p>264.000009896</text:p>
              </table:table-cell>
              <table:table-cell office:value-type="float" office:value="10.455341393362">
                <text:p>10.4553413933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.000009896">
                <text:p>267.000009896</text:p>
              </table:table-cell>
              <table:table-cell office:value-type="float" office:value="10.363382386125">
                <text:p>10.3633823861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.000009896">
                <text:p>270.000009896</text:p>
              </table:table-cell>
              <table:table-cell office:value-type="float" office:value="10.289690242451">
                <text:p>10.2896902424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.000009896">
                <text:p>273.000009896</text:p>
              </table:table-cell>
              <table:table-cell office:value-type="float" office:value="10.098276352142">
                <text:p>10.0982763521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.000009896">
                <text:p>276.000009896</text:p>
              </table:table-cell>
              <table:table-cell office:value-type="float" office:value="9.892501146743">
                <text:p>9.8925011467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.000009896">
                <text:p>279.000009896</text:p>
              </table:table-cell>
              <table:table-cell office:value-type="float" office:value="10.227687945953">
                <text:p>10.22768794595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.000009896">
                <text:p>282.000009896</text:p>
              </table:table-cell>
              <table:table-cell office:value-type="float" office:value="9.9725128537637">
                <text:p>9.97251285376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.000009896">
                <text:p>285.000009896</text:p>
              </table:table-cell>
              <table:table-cell office:value-type="float" office:value="10.722183587192">
                <text:p>10.7221835871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.000009896">
                <text:p>288.000009896</text:p>
              </table:table-cell>
              <table:table-cell office:value-type="float" office:value="10.360932489097">
                <text:p>10.3609324890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.000009896">
                <text:p>291.000009896</text:p>
              </table:table-cell>
              <table:table-cell office:value-type="float" office:value="10.532717503721">
                <text:p>10.5327175037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.000009896">
                <text:p>294.000009896</text:p>
              </table:table-cell>
              <table:table-cell office:value-type="float" office:value="10.428562068407">
                <text:p>10.4285620684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.000009896">
                <text:p>297.000009896</text:p>
              </table:table-cell>
              <table:table-cell office:value-type="float" office:value="10.1833559437">
                <text:p>10.18335594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.000009896">
                <text:p>300.000009896</text:p>
              </table:table-cell>
              <table:table-cell office:value-type="float" office:value="11.108755520907">
                <text:p>11.108755520907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